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9f575"/>
    </style:style>
    <style:style style:name="P7" style:family="paragraph" style:parent-style-name="Standard" style:list-style-name="L1">
      <style:text-properties officeooo:paragraph-rsid="0029f575"/>
    </style:style>
    <style:style style:name="P8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0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19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0" style:family="paragraph" style:parent-style-name="Standard" style:list-style-name="L10">
      <style:text-properties style:font-name="DejaVu Sans Condensed1" fo:font-size="12pt" officeooo:rsid="003622bf" officeooo:paragraph-rsid="003622bf" style:font-size-asian="12pt" style:font-size-complex="12pt"/>
    </style:style>
    <style:style style:name="P21" style:family="paragraph" style:parent-style-name="Standard" style:list-style-name="L10">
      <style:text-properties style:font-name="DejaVu Sans Condensed1" fo:font-size="12pt" officeooo:rsid="003bb582" officeooo:paragraph-rsid="003bb582" style:font-size-asian="12pt" style:font-size-complex="12pt"/>
    </style:style>
    <style:style style:name="P22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3da9e5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officeooo:paragraph-rsid="0039f4e5"/>
    </style:style>
    <style:style style:name="P25" style:family="paragraph" style:parent-style-name="Standard" style:list-style-name="L2">
      <style:text-properties officeooo:rsid="0038897d" officeooo:paragraph-rsid="0039f4e5"/>
    </style:style>
    <style:style style:name="P26" style:family="paragraph" style:parent-style-name="Standard" style:list-style-name="L7">
      <style:text-properties officeooo:paragraph-rsid="0029f575"/>
    </style:style>
    <style:style style:name="P27" style:family="paragraph" style:parent-style-name="Standard" style:list-style-name="L8">
      <style:text-properties officeooo:paragraph-rsid="0029f575"/>
    </style:style>
    <style:style style:name="P28" style:family="paragraph" style:parent-style-name="Standard" style:list-style-name="L10">
      <style:text-properties officeooo:paragraph-rsid="0029f575"/>
    </style:style>
    <style:style style:name="P29" style:family="paragraph" style:parent-style-name="Standard" style:list-style-name="L12">
      <style:text-properties officeooo:paragraph-rsid="00345f37"/>
    </style:style>
    <style:style style:name="P30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31" style:family="paragraph" style:parent-style-name="Standard" style:list-style-name="L14">
      <style:text-properties officeooo:paragraph-rsid="0029f575"/>
    </style:style>
    <style:style style:name="P32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a9e5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a9e5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style:font-size-asian="12pt" style:font-size-complex="12pt"/>
    </style:style>
    <style:style style:name="T17" style:family="text">
      <style:text-properties style:font-name="DejaVu Sans Condensed1" fo:font-size="12pt" officeooo:rsid="001e18cf" style:font-size-asian="12pt" style:font-size-complex="12pt"/>
    </style:style>
    <style:style style:name="T18" style:family="text">
      <style:text-properties style:font-name="DejaVu Sans Condensed1" fo:font-size="12pt" officeooo:rsid="00148c7a" style:font-size-asian="12pt" style:font-size-complex="12pt"/>
    </style:style>
    <style:style style:name="T19" style:family="text">
      <style:text-properties style:font-name="DejaVu Sans Condensed1" fo:font-size="12pt" officeooo:rsid="002280bb" style:font-size-asian="12pt" style:font-size-complex="12pt"/>
    </style:style>
    <style:style style:name="T20" style:family="text">
      <style:text-properties style:font-name="DejaVu Sans Condensed1" fo:font-size="12pt" officeooo:rsid="00232784" style:font-size-asian="12pt" style:font-size-complex="12pt"/>
    </style:style>
    <style:style style:name="T21" style:family="text">
      <style:text-properties style:font-name="DejaVu Sans Condensed1" fo:font-size="12pt" officeooo:rsid="0018178b" style:font-size-asian="12pt" style:font-size-complex="12pt"/>
    </style:style>
    <style:style style:name="T22" style:family="text">
      <style:text-properties style:font-name="DejaVu Sans Condensed1" fo:font-size="12pt" officeooo:rsid="00335fcc" style:font-size-asian="12pt" style:font-size-complex="12pt"/>
    </style:style>
    <style:style style:name="T23" style:family="text">
      <style:text-properties style:font-name="DejaVu Sans Condensed1" fo:font-size="12pt" officeooo:rsid="0020acb9" style:font-size-asian="12pt" style:font-size-complex="12pt"/>
    </style:style>
    <style:style style:name="T24" style:family="text">
      <style:text-properties style:font-name="DejaVu Sans Condensed1" fo:font-size="12pt" officeooo:rsid="0035d5ea" style:font-size-asian="12pt" style:font-size-complex="12pt"/>
    </style:style>
    <style:style style:name="T25" style:family="text">
      <style:text-properties style:font-name="DejaVu Sans Condensed1" fo:font-size="12pt" officeooo:rsid="003622bf" style:font-size-asian="12pt" style:font-size-complex="12pt"/>
    </style:style>
    <style:style style:name="T26" style:family="text">
      <style:text-properties style:font-name="DejaVu Sans Condensed1" fo:font-size="12pt" officeooo:rsid="0038897d" style:font-size-asian="12pt" style:font-size-complex="12pt"/>
    </style:style>
    <style:style style:name="T27" style:family="text">
      <style:text-properties style:font-name="DejaVu Sans Condensed1" fo:font-size="12pt" officeooo:rsid="003bb582" style:font-size-asian="12pt" style:font-size-complex="12pt"/>
    </style:style>
    <style:style style:name="T28" style:family="text">
      <style:text-properties officeooo:rsid="001ead95"/>
    </style:style>
    <style:style style:name="T29" style:family="text">
      <style:text-properties officeooo:rsid="00232784"/>
    </style:style>
    <style:style style:name="T30" style:family="text">
      <style:text-properties officeooo:rsid="0029e3fc"/>
    </style:style>
    <style:style style:name="T31" style:family="text">
      <style:text-properties officeooo:rsid="002b8cb2"/>
    </style:style>
    <style:style style:name="T32" style:family="text">
      <style:text-properties officeooo:rsid="003089e0"/>
    </style:style>
    <style:style style:name="T33" style:family="text">
      <style:text-properties officeooo:rsid="00335fcc"/>
    </style:style>
    <style:style style:name="T34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5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38" style:family="text">
      <style:text-properties officeooo:rsid="0035d5ea"/>
    </style:style>
    <style:style style:name="T39" style:family="text">
      <style:text-properties officeooo:rsid="003622bf"/>
    </style:style>
    <style:style style:name="T40" style:family="text">
      <style:text-properties officeooo:rsid="0036f4d8"/>
    </style:style>
    <style:style style:name="T41" style:family="text">
      <style:text-properties officeooo:rsid="00372451"/>
    </style:style>
    <style:style style:name="T4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42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B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23"><text:span text:style-name="T40">1</text:span><text:span text:style-name="T41">0</text:span><text:span text:style-name="T28">2 - </text:span><text:span text:style-name="T40">Controls -</text:span><text:span text:style-name="T28"> </text:span>Throttle <text:span text:style-name="T1">Grip</text:span></text:p>
      <text:p text:style-name="P5">U=Up, D=Down, F=Forward, B=Backward, L=Left, R=Right, P=Press, S-*=Shift-<text:span text:style-name="T10">*</text:span>, L-*=Long-<text:span text:style-name="T10">*</text:span></text:p>
      <text:p text:style-name="P5"/>
      <text:p text:style-name="P6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text:style-name="L1">
        <text:list-item>
          <text:p text:style-name="P7"><text:span text:style-name="T19">U: </text:span><text:span text:style-name="T27">--</text:span></text:p>
        </text:list-item>
        <text:list-item>
          <text:p text:style-name="P8">D: --</text:p>
        </text:list-item>
        <text:list-item>
          <text:p text:style-name="P7"><text:span text:style-name="T18">F: </text:span><text:span text:style-name="T20">Chaff</text:span></text:p>
        </text:list-item>
        <text:list-item>
          <text:p text:style-name="P7"><text:span text:style-name="T18">B: </text:span><text:span text:style-name="T20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text:style-name="L2">
        <text:list-item>
          <text:p text:style-name="P24"><text:span text:style-name="T17">F</text:span><text:span text:style-name="T26">: Radar display zoom out (range increase)</text:span></text:p>
        </text:list-item>
        <text:list-item>
          <text:p text:style-name="P25"><text:span text:style-name="T16">B: Radar display zoom in (range decrease)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text:style-name="L3">
        <text:list-item>
          <text:p text:style-name="P9">U: (SRS radio 1 PTT)</text:p>
        </text:list-item>
        <text:list-item>
          <text:p text:style-name="P9">D: (SRS radio 2 PTT)</text:p>
        </text:list-item>
        <text:list-item>
          <text:p text:style-name="P12">F: (SRS radio 3 PTT)</text:p>
        </text:list-item>
        <text:list-item>
          <text:p text:style-name="P13"><text:span text:style-name="T32">B</text:span>: Receive mode cycle (toggles incoming radio calls: player only, player + awacs, player + all)</text:p>
        </text:list-item>
      </text:list>
      <text:p text:style-name="P4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14">F: Extend speedbrakes <text:span text:style-name="T29">(single press fully extends)</text:span>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5">P: --</text:p>
        </text:list-item>
      </text:list>
      <text:p text:style-name="P4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10">P: --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6"><text:span text:style-name="T18">P: </text:span><text:span text:style-name="T20">Engine start</text:span></text:p>
        </text:list-item>
        <text:list-item>
          <text:p text:style-name="P26"><text:span text:style-name="T18">S-P: </text:span><text:span text:style-name="T20">Engine stop</text:span></text:p>
        </text:list-item>
      </text:list>
      <text:p text:style-name="P2"><text:span text:style-name="T2">M</text:span><text:span text:style-name="T9">inistick -- TDC</text:span></text:p>
      <text:list text:style-name="L8">
        <text:list-item>
          <text:p text:style-name="P27"><text:span text:style-name="T21">Axes: </text:span><text:span text:style-name="T25">TDC slew</text:span></text:p>
        </text:list-item>
      </text:list>
      <text:list text:style-name="L9">
        <text:list-item>
          <text:p text:style-name="P16">P: <text:span text:style-name="T30">Lock target</text:span></text:p>
        </text:list-item>
        <text:list-item>
          <text:p text:style-name="P19">S-P: <text:span text:style-name="T39">Return to Search (u</text:span>nlock target<text:span text:style-name="T39">)</text:span>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text:style-name="L10">
        <text:list-item>
          <text:p text:style-name="P28"><text:span text:style-name="T18">U/D/</text:span><text:span text:style-name="T25">L/R</text:span><text:span text:style-name="T18">: </text:span><text:span text:style-name="T25">Scan zone up/down/left/right</text:span></text:p>
        </text:list-item>
        <text:list-item>
          <text:p text:style-name="P28"><text:span text:style-name="T23">P: </text:span><text:span text:style-name="T25">Radar RWS/TWS mode selected</text:span></text:p>
        </text:list-item>
        <text:list-item>
          <text:p text:style-name="P20">S-P: Radar pulse repetition frequency select</text:p>
        </text:list-item>
        <text:list-item>
          <text:p text:style-name="P21">S-U: Predicted target range increase</text:p>
        </text:list-item>
        <text:list-item>
          <text:p text:style-name="P21">S-D: Predicted target range decrease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7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9"><text:span text:style-name="T35">U: </text:span><text:span text:style-name="T36">Toggle Radar</text:span><text:span text:style-name="T37"> on/off</text:span></text:p>
        </text:list-item>
        <text:list-item>
          <text:p text:style-name="P30">D: <text:span text:style-name="T31">Toggle </text:span><text:span text:style-name="T39">EO sensor</text:span><text:span text:style-name="T31"> on/off</text:span></text:p>
        </text:list-item>
        <text:list-item>
          <text:p text:style-name="P18">P: <text:span text:style-name="T34">--</text:span></text:p>
        </text:list-item>
      </text:list>
      <text:p text:style-name="P1"><text:span text:style-name="T2">P</text:span>inky <text:span text:style-name="T11">B</text:span>utton</text:p>
      <text:list text:style-name="L13">
        <text:list-item>
          <text:p text:style-name="P11">P: --</text:p>
        </text:list-item>
      </text:list>
      <text:p text:style-name="P1">Pinky <text:span text:style-name="T11">W</text:span>heel</text:p>
      <text:list text:style-name="L14">
        <text:list-item>
          <text:p text:style-name="P31"><text:span text:style-name="T17">F/B</text:span><text:span text:style-name="T18">: --</text:span></text:p>
        </text:list-item>
        <text:list-item>
          <text:p text:style-name="P31"><text:span text:style-name="T18">P: </text:span><text:span text:style-name="T22">Navigation lights </text:span><text:span text:style-name="T24">(cycles On/Flashing/Off)</text:span></text:p>
        </text:list-item>
        <text:list-item>
          <text:p text:style-name="P22">S-P: <text:span text:style-name="T33">Gear light near/far/off </text:span><text:span text:style-name="T38">(takes a couple seconds for the lights to deploy)</text:span></text:p>
        </text:list-item>
        <text:list-item>
          <text:p text:style-name="P32">S-F/S-B: HUD brightness increase/decreas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59M15S</meta:editing-duration>
    <meta:editing-cycles>44</meta:editing-cycles>
    <meta:generator>LibreOffice/7.5.2.2$Windows_X86_64 LibreOffice_project/53bb9681a964705cf672590721dbc85eb4d0c3a2</meta:generator>
    <dc:date>2024-03-30T18:27:59.321000000</dc:date>
    <meta:document-statistic meta:table-count="1" meta:image-count="1" meta:object-count="0" meta:page-count="1" meta:paragraph-count="54" meta:word-count="259" meta:character-count="1339" meta:non-whitespace-character-count="1167"/>
  </office:meta>
</office:document-meta>
</file>